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note">
      <style:text-properties officeooo:rsid="00112fab" officeooo:paragraph-rsid="00112f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note text:id="ftn0" text:note-class="footnote"><text:note-citation>1</text:note-citation><text:note-body><text:p text:style-name="P1">Blah blah </text:p><text:p text:style-name="P1"><text:page-number text:select-page="current">1</text:page-number>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9:26:56.388590203</meta:creation-date>
    <dc:title>Modern</dc:title>
    <meta:generator>LibreOffice/6.1.1.2$Linux_X86_64 LibreOffice_project/10$Build-2</meta:generator>
    <meta:editing-duration>PT40S</meta:editing-duration>
    <meta:editing-cycles>2</meta:editing-cycles>
    <dc:date>2018-09-15T19:27:34.813362533</dc:date>
    <meta:document-statistic meta:table-count="0" meta:image-count="0" meta:object-count="0" meta:page-count="1" meta:paragraph-count="3" meta:word-count="4" meta:character-count="12" meta:non-whitespace-character-count="10"/>
    <meta:template xlink:type="simple" xlink:actuate="onRequest" xlink:title="Modern" xlink:href="../../../../usr/lib/libreoffice/share/template/common/styles/Modern.ott" meta:date="2018-09-15T19:26:55.482736271"/>
  </office:meta>
</office:document-meta>
</file>